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6.29cm"/>
    </style:style>
    <style:style style:name="co3" style:family="table-column">
      <style:table-column-properties fo:break-before="auto" style:column-width="2.81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ДолжСотр</text:p>
          </table:table-cell>
          <table:table-cell table:style-name="ce1" office:value-type="string" calcext:value-type="string">
            <text:p>ФамСотр</text:p>
          </table:table-cell>
          <table:table-cell table:style-name="ce1" office:value-type="string" calcext:value-type="string">
            <text:p>ИмяСотр</text:p>
          </table:table-cell>
          <table:table-cell table:style-name="ce1" office:value-type="string" calcext:value-type="string">
            <text:p>ОтчСотр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formula="of:=[.D2] &amp;&quot; &quot;&amp;[.E2]&amp;&quot; &quot;&amp;[.F2]" office:value-type="string" office:string-value="Зелинская Светлана Людвиговна" calcext:value-type="string">
            <text:p>Зелинская Светлана Людвиговна</text:p>
          </table:table-cell>
          <table:table-cell office:value-type="string" calcext:value-type="string">
            <text:p>владелец</text:p>
          </table:table-cell>
          <table:table-cell office:value-type="string" calcext:value-type="string">
            <text:p>Зелинская</text:p>
          </table:table-cell>
          <table:table-cell office:value-type="string" calcext:value-type="string">
            <text:p>Светлана</text:p>
          </table:table-cell>
          <table:table-cell office:value-type="string" calcext:value-type="string">
            <text:p>Людвиговна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formula="of:=[.D3] &amp;&quot; &quot;&amp;[.E3]&amp;&quot; &quot;&amp;[.F3]" office:value-type="string" office:string-value="Иванова Анастасия Александровна" calcext:value-type="string">
            <text:p>Иванова Анастасия Александровна</text:p>
          </table:table-cell>
          <table:table-cell office:value-type="string" calcext:value-type="string">
            <text:p>администратор</text:p>
          </table:table-cell>
          <table:table-cell office:value-type="string" calcext:value-type="string">
            <text:p>Иванова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Александровна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formula="of:=[.D4] &amp;&quot; &quot;&amp;[.E4]&amp;&quot; &quot;&amp;[.F4]" office:value-type="string" office:string-value="Фларова Евгения Евгеньевна" calcext:value-type="string">
            <text:p>Фларова Евгения Евгеньевна</text:p>
          </table:table-cell>
          <table:table-cell office:value-type="string" calcext:value-type="string">
            <text:p>администратор</text:p>
          </table:table-cell>
          <table:table-cell office:value-type="string" calcext:value-type="string">
            <text:p>Фларова</text:p>
          </table:table-cell>
          <table:table-cell office:value-type="string" calcext:value-type="string">
            <text:p>Евгения</text:p>
          </table:table-cell>
          <table:table-cell office:value-type="string" calcext:value-type="string">
            <text:p>Евгеньевн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5] &amp;&quot; &quot;&amp;[.E5]&amp;&quot; &quot;&amp;[.F5]" office:value-type="string" office:string-value="Миронова Светлана Олеговна" calcext:value-type="string">
            <text:p>Миронова Светлана Олеговна</text:p>
          </table:table-cell>
          <table:table-cell office:value-type="string" calcext:value-type="string">
            <text:p>парикмахер</text:p>
          </table:table-cell>
          <table:table-cell office:value-type="string" calcext:value-type="string">
            <text:p>Миронова</text:p>
          </table:table-cell>
          <table:table-cell office:value-type="string" calcext:value-type="string">
            <text:p>Светлана</text:p>
          </table:table-cell>
          <table:table-cell office:value-type="string" calcext:value-type="string">
            <text:p>Олеговна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6] &amp;&quot; &quot;&amp;[.E6]&amp;&quot; &quot;&amp;[.F6]" office:value-type="string" office:string-value="Гаврилова Лариса Андреевна" calcext:value-type="string">
            <text:p>Гаврилова Лариса Андреевна</text:p>
          </table:table-cell>
          <table:table-cell office:value-type="string" calcext:value-type="string">
            <text:p>парикмахер</text:p>
          </table:table-cell>
          <table:table-cell office:value-type="string" calcext:value-type="string">
            <text:p>Гаврилова</text:p>
          </table:table-cell>
          <table:table-cell office:value-type="string" calcext:value-type="string">
            <text:p>Лариса</text:p>
          </table:table-cell>
          <table:table-cell office:value-type="string" calcext:value-type="string">
            <text:p>Андреевна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7] &amp;&quot; &quot;&amp;[.E7]&amp;&quot; &quot;&amp;[.F7]" office:value-type="string" office:string-value="Цветкова Жанна Васильевна" calcext:value-type="string">
            <text:p>Цветкова Жанна Васильевна</text:p>
          </table:table-cell>
          <table:table-cell office:value-type="string" calcext:value-type="string">
            <text:p>масажист</text:p>
          </table:table-cell>
          <table:table-cell office:value-type="string" calcext:value-type="string">
            <text:p>Цветкова</text:p>
          </table:table-cell>
          <table:table-cell office:value-type="string" calcext:value-type="string">
            <text:p>Жанна</text:p>
          </table:table-cell>
          <table:table-cell office:value-type="string" calcext:value-type="string">
            <text:p>Васильевна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8] &amp;&quot; &quot;&amp;[.E8]&amp;&quot; &quot;&amp;[.F8]" office:value-type="string" office:string-value="Потапова Нинна Анатольевна" calcext:value-type="string">
            <text:p>Потапова Нинна Анатольевна</text:p>
          </table:table-cell>
          <table:table-cell office:value-type="string" calcext:value-type="string">
            <text:p>масажист</text:p>
          </table:table-cell>
          <table:table-cell office:value-type="string" calcext:value-type="string">
            <text:p>Потапова</text:p>
          </table:table-cell>
          <table:table-cell office:value-type="string" calcext:value-type="string">
            <text:p>Нинна</text:p>
          </table:table-cell>
          <table:table-cell office:value-type="string" calcext:value-type="string">
            <text:p>Анатольевна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9] &amp;&quot; &quot;&amp;[.E9]&amp;&quot; &quot;&amp;[.F9]" office:value-type="string" office:string-value="Сысоева Александра Вячеславовна" calcext:value-type="string">
            <text:p>Сысоева Александра Вячеславовна</text:p>
          </table:table-cell>
          <table:table-cell office:value-type="string" calcext:value-type="string">
            <text:p>визажист</text:p>
          </table:table-cell>
          <table:table-cell office:value-type="string" calcext:value-type="string">
            <text:p>Сысоева</text:p>
          </table:table-cell>
          <table:table-cell office:value-type="string" calcext:value-type="string">
            <text:p>Александра</text:p>
          </table:table-cell>
          <table:table-cell office:value-type="string" calcext:value-type="string">
            <text:p>Вячеславовна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0] &amp;&quot; &quot;&amp;[.E10]&amp;&quot; &quot;&amp;[.F10]" office:value-type="string" office:string-value="Тимофеевна Алла Олеговна" calcext:value-type="string">
            <text:p>Тимофеевна Алла Олеговна</text:p>
          </table:table-cell>
          <table:table-cell office:value-type="string" calcext:value-type="string">
            <text:p>визажист</text:p>
          </table:table-cell>
          <table:table-cell office:value-type="string" calcext:value-type="string">
            <text:p>Тимофеевна</text:p>
          </table:table-cell>
          <table:table-cell office:value-type="string" calcext:value-type="string">
            <text:p>Алла</text:p>
          </table:table-cell>
          <table:table-cell office:value-type="string" calcext:value-type="string">
            <text:p>Олеговн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18:24:45.2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18:36:06.099000000</dc:date>
    <meta:editing-duration>PT12M28S</meta:editing-duration>
    <meta:editing-cycles>6</meta:editing-cycles>
    <meta:generator>LibreOffice/7.3.0.3$Windows_X86_64 LibreOffice_project/0f246aa12d0eee4a0f7adcefbf7c878fc2238db3</meta:generator>
    <meta:document-statistic meta:table-count="1" meta:cell-count="60" meta:object-count="0"/>
  </office:meta>
</office:document-meta>
</file>